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1">
      <style:graphic-properties draw:stroke="solid" draw:stroke-dash="Dash_20_1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Nimbus Sans L'" style:font-family-generic="swiss" style:font-pitch="variable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zxx" style:country-asian="none" style:font-style-asian="normal" style:font-weight-asian="normal" style:font-family-complex="Tahoma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'Nimbus Sans L'" style:font-family-generic="swiss" style:font-pitch="variable" fo:font-size="12pt"/>
    </style:style>
    <style:style style:name="T1" style:family="text">
      <style:text-properties fo:font-family="'Nimbus Sans L'" style:font-family-generic="swiss" style:font-pitch="variable"/>
    </style:style>
    <style:style style:name="T2" style:family="text">
      <style:text-properties fo:font-family="'Nimbus Sans L'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4.591cm" svg:height="5.664cm" svg:x="0cm" svg:y="0cm">
          <text:p text:style-name="P5"/>
        </draw:rect>
        <draw:rect draw:style-name="gr2" draw:text-style-name="P3" draw:layer="layout" svg:width="3.175cm" svg:height="3.175cm" svg:x="0.339cm" svg:y="0.339cm">
          <text:p text:style-name="P2"><text:span text:style-name="T1">A</text:span></text:p>
        </draw:rect>
        <draw:rect draw:style-name="gr3" draw:text-style-name="P1" draw:layer="layout" svg:width="0.381cm" svg:height="0.381cm" svg:x="3.331cm" svg:y="1.709cm">
          <text:p text:style-name="P5"/>
        </draw:rect>
        <draw:rect draw:style-name="gr4" draw:text-style-name="P4" draw:layer="layout" svg:width="0.381cm" svg:height="0.381cm" svg:x="8.721cm" svg:y="1.709cm">
          <text:p text:style-name="P5"/>
        </draw:rect>
        <draw:rect draw:style-name="gr2" draw:text-style-name="P3" draw:layer="layout" svg:width="3.175cm" svg:height="3.175cm" svg:x="11.134cm" svg:y="0.339cm">
          <text:p text:style-name="P2"><text:span text:style-name="T1">C</text:span></text:p>
        </draw:rect>
        <draw:rect draw:style-name="gr3" draw:text-style-name="P1" draw:layer="layout" svg:width="0.381cm" svg:height="0.381cm" svg:x="10.963cm" svg:y="1.71cm">
          <text:p text:style-name="P5"/>
        </draw:rect>
        <draw:line draw:style-name="gr5" draw:text-style-name="P1" draw:layer="layout" svg:x1="3.72cm" svg:y1="1.919cm" svg:x2="5.546cm" svg:y2="1.919cm">
          <text:p text:style-name="P5"/>
        </draw:line>
        <draw:line draw:style-name="gr5" draw:text-style-name="P1" draw:layer="layout" svg:x1="9.11cm" svg:y1="1.919cm" svg:x2="10.979cm" svg:y2="1.919cm">
          <text:p text:style-name="P5"/>
        </draw:line>
        <draw:frame draw:style-name="gr6" draw:text-style-name="P6" draw:layer="layout" svg:width="2.437cm" svg:height="0.882cm" svg:x="3.417cm" svg:y="0.918cm">
          <draw:text-box>
            <text:p text:style-name="P5"><text:span text:style-name="T2">TlmSendIf</text:span></text:p>
          </draw:text-box>
        </draw:frame>
        <draw:frame draw:style-name="gr6" draw:text-style-name="P6" draw:layer="layout" svg:width="2.437cm" svg:height="0.882cm" svg:x="8.809cm" svg:y="0.918cm">
          <draw:text-box>
            <text:p text:style-name="P5"><text:span text:style-name="T2">TlmSendIf</text:span></text:p>
          </draw:text-box>
        </draw:frame>
        <draw:rect draw:style-name="gr2" draw:text-style-name="P3" draw:layer="layout" svg:width="3.175cm" svg:height="3.175cm" svg:x="5.736cm" svg:y="0.34cm">
          <text:p text:style-name="P2"><text:span text:style-name="T1">B</text:span></text:p>
        </draw:rect>
        <draw:rect draw:style-name="gr3" draw:text-style-name="P1" draw:layer="layout" svg:width="0.381cm" svg:height="0.381cm" svg:x="5.546cm" svg:y="1.736cm">
          <text:p text:style-name="P5"/>
        </draw:rect>
        <draw:rect draw:style-name="gr3" draw:text-style-name="P1" draw:layer="layout" svg:width="0.381cm" svg:height="0.381cm" svg:x="8.706cm" svg:y="1.737cm">
          <text:p text:style-name="P5"/>
        </draw:rect>
        <draw:path draw:style-name="gr7" draw:layer="layout" svg:width="10.06cm" svg:height="2.091cm" draw:transform="rotate (3.1415926535892) translate (11.939cm 4.861cm)" svg:viewBox="0 0 10061 2092" svg:d="m0-7923 29-102c263-468 352-1383 1199-1462 2107-198 6946-453 8116 73 366 336 618 1427 717 1784">
          <text:p text:style-name="P5"/>
        </draw:path>
        <draw:path draw:style-name="gr7" draw:layer="layout" svg:width="4.401cm" svg:height="1.297cm" draw:transform="rotate (3.1415926535892) translate (11.632cm 4.009cm)" svg:viewBox="0 0 4402 1298" svg:d="m0-7027 117-219c263-468 453-600 1185-673 1992-198 2339-73 2529 132 366 336 472 710 571 1067">
          <text:p text:style-name="P5"/>
        </draw:path>
        <draw:path draw:style-name="gr7" draw:layer="layout" svg:width="4.401cm" svg:height="1.297cm" draw:transform="rotate (3.1415926535892) translate (7.011cm 4.097cm)" svg:viewBox="0 0 4402 1298" svg:d="m0-7203 117-219c263-468 453-600 1185-673 1992-198 2339-73 2529 132 366 336 472 710 571 1067">
          <text:p text:style-name="P5"/>
        </draw:path>
        <draw:frame draw:style-name="gr6" draw:layer="layout" svg:width="1.294cm" svg:height="0.988cm" svg:x="9.319cm" svg:y="2.991cm">
          <draw:text-box>
            <text:p text:style-name="P5">e2</text:p>
          </draw:text-box>
        </draw:frame>
        <draw:frame draw:style-name="gr6" draw:layer="layout" svg:width="1.294cm" svg:height="0.988cm" svg:x="3.88cm" svg:y="3.079cm">
          <draw:text-box>
            <text:p text:style-name="P5">e1</text:p>
          </draw:text-box>
        </draw:frame>
        <draw:frame draw:style-name="gr6" draw:layer="layout" svg:width="0.891cm" svg:height="0.988cm" svg:x="6.658cm" svg:y="4.733cm">
          <draw:text-box>
            <text:p text:style-name="P5">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Bitstream Vera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6cm" fo:page-height="5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Gilles Mouchard</meta:initial-creator>
    <meta:creation-date>2006-11-10T14:59:54</meta:creation-date>
    <dc:creator>Gilles Mouchard</dc:creator>
    <dc:date>2008-04-01T17:39:36</dc:date>
    <meta:editing-cycles>4</meta:editing-cycles>
    <meta:editing-duration>PT2H30M30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